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uccess (against 10000 random opponents chosen from the range 1-1000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99748893937582">
            <text:p>0.69974889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04705181655748">
            <text:p>0.70470518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09015421115065">
            <text:p>0.70901542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94338725023787">
            <text:p>0.69433872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90831556503198">
            <text:p>0.690831556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694200142619444">
            <text:p>0.694200142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88229056203606">
            <text:p>0.688229056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84136640149743">
            <text:p>0.684136640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671216894178042">
            <text:p>0.671216894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64522918615528">
            <text:p>0.664522918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665778189825009">
            <text:p>0.665778189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654011378149309">
            <text:p>0.654011378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45705698763149">
            <text:p>0.645705698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37462583467649">
            <text:p>0.637462583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30116453361005">
            <text:p>0.630116453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619610091743119">
            <text:p>0.619610091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610258758873368">
            <text:p>0.61025875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607294414497075">
            <text:p>0.607294414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584233875554544">
            <text:p>0.584233875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83580726193195">
            <text:p>0.583580726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573465662788045">
            <text:p>0.573465662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555949656750572">
            <text:p>0.555949656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533590558329551">
            <text:p>0.53359055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538153070577452">
            <text:p>0.538153070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21763772387214">
            <text:p>0.521763772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515336039693279">
            <text:p>0.5153360397</text:p>
          </table:table-cell>
        </table:table-row>
        <table:table-row table:style-name="ro1" table:number-rows-repeated="10485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0:03:45</meta:creation-date>
    <dc:date>2014-08-04T20:07:43</dc:date>
    <meta:editing-duration>PT54S</meta:editing-duration>
    <meta:editing-cycles>2</meta:editing-cycles>
    <meta:generator>LibreOffice/4.0.0.3$MacOSX_x86 LibreOffice_project/53fd80e80f44edd735c18dbc5b6cde811e0a15c</meta:generator>
    <meta:document-statistic meta:table-count="1" meta:cell-count="54" meta:object-count="0"/>
  </office:meta>
</office:document-meta>
</file>